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size="18pt" style:font-size-asian="18pt" style:font-size-complex="18pt"/>
    </style:style>
    <style:style style:name="P2" style:family="paragraph" style:parent-style-name="Preformatted_20_Text">
      <style:paragraph-properties fo:text-align="start" style:justify-single-word="false"/>
      <style:text-properties fo:font-size="14pt" style:font-size-asian="12.25pt" style:font-size-complex="14pt"/>
    </style:style>
    <style:style style:name="P3" style:family="paragraph" style:parent-style-name="Preformatted_20_Text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Preformatted_20_Text">
      <style:paragraph-properties fo:text-align="center" style:justify-single-word="false"/>
      <style:text-properties fo:font-size="18pt" officeooo:rsid="0010a214" officeooo:paragraph-rsid="0010a214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offeltribute.co.za</text:p>
      <text:p text:style-name="P4">stoffelhoneybadger.co.za</text:p>
      <text:p text:style-name="P4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ZA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8T13:51:19.776244853</dc:date>
    <meta:editing-duration>PT1M4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2" meta:character-count="44" meta:non-whitespace-character-count="44"/>
  </office:meta>
</office:document-meta>
</file>